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1998" officeooo:paragraph-rsid="00121998"/>
    </style:style>
    <style:style style:name="P2" style:family="paragraph" style:parent-style-name="Standard">
      <style:text-properties officeooo:rsid="0012ee0b" officeooo:paragraph-rsid="0012ee0b"/>
    </style:style>
    <style:style style:name="P3" style:family="paragraph" style:parent-style-name="Standard">
      <style:text-properties officeooo:rsid="00189713" officeooo:paragraph-rsid="00189713"/>
    </style:style>
    <style:style style:name="P4" style:family="paragraph" style:parent-style-name="Standard">
      <style:text-properties officeooo:rsid="0019e70e" officeooo:paragraph-rsid="0019e70e"/>
    </style:style>
    <style:style style:name="T1" style:family="text">
      <style:text-properties officeooo:rsid="0012ee0b"/>
    </style:style>
    <style:style style:name="T2" style:family="text">
      <style:text-properties officeooo:rsid="00134696"/>
    </style:style>
    <style:style style:name="T3" style:family="text">
      <style:text-properties officeooo:rsid="0013c960"/>
    </style:style>
    <style:style style:name="T4" style:family="text">
      <style:text-properties officeooo:rsid="0014d555"/>
    </style:style>
    <style:style style:name="T5" style:family="text">
      <style:text-properties fo:font-weight="bold" officeooo:rsid="0019e70e" style:font-weight-asian="bold" style:font-weight-complex="bold"/>
    </style:style>
    <style:style style:name="T6" style:family="text">
      <style:text-properties fo:font-weight="bold" officeooo:rsid="001c679e" style:font-weight-asian="bold" style:font-weight-complex="bold"/>
    </style:style>
    <style:style style:name="T7" style:family="text">
      <style:text-properties fo:font-weight="bold" officeooo:rsid="001ce30d" style:font-weight-asian="bold" style:font-weight-complex="bold"/>
    </style:style>
    <style:style style:name="T8" style:family="text">
      <style:text-properties fo:font-weight="bold" officeooo:rsid="001e1e50" style:font-weight-asian="bold" style:font-weight-complex="bold"/>
    </style:style>
    <style:style style:name="T9" style:family="text">
      <style:text-properties fo:font-weight="bold" officeooo:rsid="001f3b72" style:font-weight-asian="bold" style:font-weight-complex="bold"/>
    </style:style>
    <style:style style:name="T10" style:family="text">
      <style:text-properties fo:font-weight="bold" officeooo:rsid="00204dd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E 404</text:p>
      <text:p text:style-name="P1">Quiz 3</text:p>
      <text:p text:style-name="P1">Nikita Persikov</text:p>
      <text:p text:style-name="P1"/>
      <text:p text:style-name="P1">Problem 1: (see attached handwritten work)</text:p>
      <text:p text:style-name="P1"/>
      <text:p text:style-name="P1">Problem 2:</text:p>
      <text:p text:style-name="P1"/>
      <text:p text:style-name="P1">a) <text:span text:style-name="T1">Singular (see attached handwritten work)</text:span></text:p>
      <text:p text:style-name="P1">b) <text:span text:style-name="T1">Identity</text:span></text:p>
      <text:p text:style-name="P1">c) <text:span text:style-name="T3">Non-Square</text:span></text:p>
      <text:p text:style-name="P1">d) <text:span text:style-name="T3">Dense</text:span></text:p>
      <text:p text:style-name="P1">f) <text:span text:style-name="T2">Diagonally-Dominant</text:span></text:p>
      <text:p text:style-name="P1">g) <text:span text:style-name="T2">Banded</text:span></text:p>
      <text:p text:style-name="P1">h) <text:span text:style-name="T2">Sparse</text:span></text:p>
      <text:p text:style-name="P2">I) <text:span text:style-name="T4">Symmetric</text:span></text:p>
      <text:p text:style-name="P2"/>
      <text:p text:style-name="P3">Problem 3: <text:span text:style-name="T6">T</text:span><text:span text:style-name="T5">rue</text:span></text:p>
      <text:p text:style-name="P3"/>
      <text:p text:style-name="P4">Problem 4: <text:span text:style-name="T6">False</text:span></text:p>
      <text:p text:style-name="P4"/>
      <text:p text:style-name="P4">Problem 5: <text:span text:style-name="T7">False</text:span></text:p>
      <text:p text:style-name="P4"/>
      <text:p text:style-name="P4">Problem 6: <text:span text:style-name="T8">True</text:span></text:p>
      <text:p text:style-name="P3"/>
      <text:p text:style-name="P4">Problem 7: <text:span text:style-name="T9">Successive Over Relaxation</text:span></text:p>
      <text:p text:style-name="P4"/>
      <text:p text:style-name="P4">Problem 8: <text:span text:style-name="T10">Elliptic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00:15:10.987834923</meta:creation-date>
    <dc:date>2021-10-30T15:00:24.692805536</dc:date>
    <meta:editing-duration>PT31M1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54" meta:character-count="326" meta:non-whitespace-character-count="291"/>
  </office:meta>
</office:document-meta>
</file>